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ke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ke_id</text:p>
          </table:table-cell>
          <table:table-cell office:value-type="string">
            <text:p>mak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udebak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dilla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rcedes Ben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rysl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tro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MW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a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ontia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yundai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Jagua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evrol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issa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nd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di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oyot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olkswag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12/07/2015</text:date>, <text:time>11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owers</meta:initial-creator>
    <meta:creation-date>2015-07-12T11:38:45.52</meta:creation-date>
    <dc:date>2015-07-12T11:46:56.28</dc:date>
    <dc:creator>David Powers</dc:creator>
    <meta:editing-duration>PT8M9S</meta:editing-duration>
    <meta:editing-cycles>2</meta:editing-cycles>
    <meta:generator>OpenOffice/4.1.1$Win32 OpenOffice.org_project/411m6$Build-9775</meta:generator>
    <meta:document-statistic meta:table-count="1" meta:cell-count="36" meta:object-count="0"/>
  </office:meta>
</office:document-meta>
</file>